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the pillars of front-end development. Managing and mentoring junior web developers. Writing white papers and API documentation. Experienced in the black art of software estimation, particularly as it pertains to the client side. Offers a strong background in many diverse web technologies and frameworks.</text:p>
      <text:h text:style-name="Heading_20_2" text:outline-level="2">Experience</text:h>
      <text:h text:style-name="Heading_20_3" text:outline-level="3"><text:span text:style-name="T1">Senior</text:span><text:span text:style-name="T2"> </text:span><text:span text:style-name="T3">Software</text:span><text:span text:style-name="T4"> </text:span><text:span text:style-name="T5">Engineer</text:span> at <text:a xlink:type="simple" xlink:href="http://epam.com/empathylab" office:name=""><text:span text:style-name="Definition">EPAM Empathy Lab</text:span></text:a></text:h>
      <text:p text:style-name="First_20_paragraph"><text:span text:style-name="T6">December</text:span><text:span text:style-name="T7"> </text:span><text:span text:style-name="T8">2012</text:span><text:span text:style-name="T9"> </text:span><text:span text:style-name="T10">-</text:span><text:span text:style-name="T11"> </text:span><text:span text:style-name="T12">Present</text:span></text:p>
      <text:p text:style-name="Text_20_body">Championing a more collaborative process for responsive web design between the UX and development disciplines. Curating an internal static web framework and responsive pattern library to be used on multiple projects. Leading development on responsive prototypes for NBC Universal, DIRECTV, AIG, Lionsgate, and the USA Network.</text:p>
      <text:h text:style-name="Heading_20_3" text:outline-level="3"><text:span text:style-name="T13">Senior</text:span><text:span text:style-name="T14"> </text:span><text:span text:style-name="T15">Web</text:span><text:span text:style-name="T16"> </text:span><text:span text:style-name="T17">Developer</text:span> at <text:a xlink:type="simple" xlink:href="http://empathylab.com" office:name=""><text:span text:style-name="Definition">Empathy Lab</text:span></text:a></text:h>
      <text:p text:style-name="First_20_paragraph"><text:span text:style-name="T18">April</text:span><text:span text:style-name="T19"> </text:span><text:span text:style-name="T20">2010</text:span><text:span text:style-name="T21"> </text:span><text:span text:style-name="T22">-</text:span><text:span text:style-name="T23"> </text:span><text:span text:style-name="T24">December</text:span><text:span text:style-name="T25"> </text:span><text:span text:style-name="T26">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09</text:span><text:span text:style-name="T33"> </text:span><text:span text:style-name="T34">-</text:span><text:span text:style-name="T35"> </text:span><text:span text:style-name="T36">April</text:span><text:span text:style-name="T37"> </text:span><text:span text:style-name="T38">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39">IT</text:span><text:span text:style-name="T40"> </text:span><text:span text:style-name="T41">Director</text:span> at <text:a xlink:type="simple" xlink:href="http://artisandoorworks.com" office:name=""><text:span text:style-name="Definition">Artisan Custom Doorworks</text:span></text:a></text:h>
      <text:p text:style-name="First_20_paragraph"><text:span text:style-name="T42">December</text:span><text:span text:style-name="T43"> </text:span><text:span text:style-name="T44">2005</text:span><text:span text:style-name="T45"> </text:span><text:span text:style-name="T46">-</text:span><text:span text:style-name="T47"> </text:span><text:span text:style-name="T48">April</text:span><text:span text:style-name="T49"> </text:span><text:span text:style-name="T50">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51">President</text:span> at <text:a xlink:type="simple" xlink:href="http://tudorstudio.com" office:name=""><text:span text:style-name="Definition">Tudor Studio</text:span></text:a></text:h>
      <text:p text:style-name="First_20_paragraph"><text:span text:style-name="T52">January</text:span><text:span text:style-name="T53"> </text:span><text:span text:style-name="T54">2002</text:span><text:span text:style-name="T55"> </text:span><text:span text:style-name="T56">-</text:span><text:span text:style-name="T57"> </text:span><text:span text:style-name="T58">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59">Systems</text:span><text:span text:style-name="T60"> </text:span><text:span text:style-name="T61">Engineer</text:span> at Lockheed Martin Global Telecommunications (defunct)</text:h>
      <text:p text:style-name="First_20_paragraph"><text:span text:style-name="T62">May</text:span><text:span text:style-name="T63"> </text:span><text:span text:style-name="T64">2000</text:span><text:span text:style-name="T65"> </text:span><text:span text:style-name="T66">-</text:span><text:span text:style-name="T67"> </text:span><text:span text:style-name="T68">January</text:span><text:span text:style-name="T69"> </text:span><text:span text:style-name="T70">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python.org" office:name=""><text:span text:style-name="Definition">Python</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com/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span text:style-name="T76">†</text:span></text:p>
        </text:list-item>
        <text:list-item>
          <text:p text:style-name="P3"><text:a xlink:type="simple" xlink:href="http://lesscss.org" office:name=""><text:span text:style-name="Definition">LESS</text:span></text:a><text:span text:style-name="T77">†</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8">†</text:span></text:p>
        </text:list-item>
        <text:list-item>
          <text:p text:style-name="P3"><text:a xlink:type="simple" xlink:href="http://mustache.github.com" office:name=""><text:span text:style-name="Definition">Mustache</text:span></text:a></text:p>
        </text:list-item>
        <text:list-item>
          <text:p text:style-name="P3"><text:a xlink:type="simple" xlink:href="http://sass-lang.com" office:name=""><text:span text:style-name="Definition">Sass</text:span></text:a><text:span text:style-name="T79">†</text:span></text:p>
        </text:list-item>
        <text:list-item>
          <text:p text:style-name="P3"><text:a xlink:type="simple" xlink:href="http://smarty.net" office:name=""><text:span text:style-name="Definition">Smarty</text:span></text:a></text:p>
        </text:list-item>
        <text:list-item>
          <text:p text:style-name="P3"><text:a xlink:type="simple" xlink:href="http://learnboost.github.com/stylus" office:name=""><text:span text:style-name="Definition">Stylus</text:span></text:a></text:p>
        </text:list-item>
      </text:list>
      <text:h text:style-name="Heading_20_3" text:outline-level="3">Frameworks &amp; APIs</text:h>
      <text:list text:style-name="L4">
        <text:list-item>
          <text:p text:style-name="P4"><text:a xlink:type="simple" xlink:href="http://documentcloud.github.com/backbone" office:name=""><text:span text:style-name="Definition">Backbone.js</text:span></text:a><text:span text:style-name="T80">†</text:span></text:p>
        </text:list-item>
        <text:list-item>
          <text:p text:style-name="P4"><text:a xlink:type="simple" xlink:href="http://twitter.github.com/bower" office:name=""><text:span text:style-name="Definition">Bower</text:span></text:a></text:p>
        </text:list-item>
        <text:list-item>
          <text:p text:style-name="P4"><text:a xlink:type="simple" xlink:href="http://busterjs.org" office:name=""><text:span text:style-name="Definition">Buster.js</text:span></text:a></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codeigniter.com" office:name=""><text:span text:style-name="Definition">CodeIgniter</text:span></text:a></text:p>
        </text:list-item>
        <text:list-item>
          <text:p text:style-name="P4"><text:a xlink:type="simple" xlink:href="http://www.djangoproject.com" office:name=""><text:span text:style-name="Definition">Django</text:span></text:a></text:p>
        </text:list-item>
        <text:list-item>
          <text:p text:style-name="P4"><text:a xlink:type="simple" xlink:href="http://dojotoolkit.org" office:name=""><text:span text:style-name="Definition">Dojo</text:span></text:a></text:p>
        </text:list-item>
        <text:list-item>
          <text:p text:style-name="P4"><text:a xlink:type="simple" xlink:href="http://developers.facebook.com" office:name=""><text:span text:style-name="Definition">FaceBook Open Graph</text:span></text:a></text:p>
        </text:list-item>
        <text:list-item>
          <text:p text:style-name="P4"><text:a xlink:type="simple" xlink:href="http://developers.gigya.com" office:name=""><text:span text:style-name="Definition">Gigya</text:span></text:a></text:p>
        </text:list-item>
        <text:list-item>
          <text:p text:style-name="P4"><text:a xlink:type="simple" xlink:href="http://developers.google.com/maps" office:name=""><text:span text:style-name="Definition">Google Maps API</text:span></text:a></text:p>
        </text:list-item>
        <text:list-item>
          <text:p text:style-name="P4"><text:a xlink:type="simple" xlink:href="http://jquery.com" office:name=""><text:span text:style-name="Definition">jQuery</text:span></text:a><text:span text:style-name="T82">†</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p>
        </text:list-item>
        <text:list-item>
          <text:p text:style-name="P4"><text:a xlink:type="simple" xlink:href="http://prototypejs.org" office:name=""><text:span text:style-name="Definition">Prototype.js</text:span></text:a></text:p>
        </text:list-item>
        <text:list-item>
          <text:p text:style-name="P4"><text:a xlink:type="simple" xlink:href="http://requirejs.org" office:name=""><text:span text:style-name="Definition">Require.js</text:span></text:a><text:span text:style-name="T83">†</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4">†</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5">†</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86">†</text:span></text:p>
        </text:list-item>
        <text:list-item>
          <text:p text:style-name="P5"><text:a xlink:type="simple" xlink:href="http://gruntjs.com" office:name=""><text:span text:style-name="Definition">Grunt</text:span></text:a></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87">†</text:span></text:p>
        </text:list-item>
        <text:list-item>
          <text:p text:style-name="P5"><text:a xlink:type="simple" xlink:href="http://apple.com/macosx" office:name=""><text:span text:style-name="Definition">Mac OS X</text:span></text:a><text:span text:style-name="T88">†</text:span></text:p>
        </text:list-item>
        <text:list-item>
          <text:p text:style-name="P5"><text:a xlink:type="simple" xlink:href="http://mongodb.org" office:name=""><text:span text:style-name="Definition">MongoDB</text:span></text:a></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89">†</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0">†</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1">†</text:span></text:p>
        </text:list-item>
        <text:list-item>
          <text:p text:style-name="P5"><text:a xlink:type="simple" xlink:href="http://virtualbox.org" office:name=""><text:span text:style-name="Definition">VirtualBox</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92">†</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93">Unsung</text:span><text:span text:style-name="T94"> </text:span><text:span text:style-name="T95">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text:span text:style-name="Teletype">&lt;br&gt;</text:span> <text:span text:style-name="Teletype">&lt;br&gt;</text:span> <text:span text:style-name="Teletype">&lt;br&gt;</text:span> ©2013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